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1c1c" style:font-name="Droid Sans Mono" fo:font-size="10.5pt" fo:letter-spacing="normal" fo:font-style="normal" fo:font-weight="normal" officeooo:paragraph-rsid="00022386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最高 , 5.215594784312344</text:p>
      <text:p text:style-name="P1">満足 , 4.8812016082647025</text:p>
      <text:p text:style-name="P1">ます , 4.808237806048532</text:p>
      <text:p text:style-name="P1">とても , 4.474514462475326</text:p>
      <text:p text:style-name="P1">! , 3.7790976868222086</text:p>
      <text:p text:style-name="P1">です , 3.433079327816128</text:p>
      <text:p text:style-name="P1">良い , 3.261070637986217</text:p>
      <text:p text:style-name="P1">いい , 3.190149001465065</text:p>
      <text:p text:style-name="P1">良かっ , 2.8630650614146536</text:p>
      <text:p text:style-name="P1">楽しい , 2.7865360262103116</text:p>
      <text:p text:style-name="P1">感動 , 2.592837394033668</text:p>
      <text:p text:style-name="P1">い , 2.52514940604191</text:p>
      <text:p text:style-name="P1">素晴らしい , 2.4839818761745174</text:p>
      <text:p text:style-name="P1">面白い , 2.4484377902963574</text:p>
      <text:p text:style-name="P1">好き , 2.344678340158194</text:p>
      <text:p text:style-name="P1">も , 2.2329211670238083</text:p>
      <text:p text:style-name="P1">ので , 2.13500182261464</text:p>
      <text:p text:style-name="P1">よかっ , 2.083593743399092</text:p>
      <text:p text:style-name="P1">アルバム , 2.0793436663218494</text:p>
      <text:p text:style-name="P1">是非 , 1.8562343418528364</text:p>
      <text:p text:style-name="P1">傑作 , 1.7914991561516072</text:p>
      <text:p text:style-name="P1">大変 , 1.7731716558462953</text:p>
      <text:p text:style-name="P1">聴い , 1.7693555816368938</text:p>
      <text:p text:style-name="P1">大 , 1.7535305653994404</text:p>
      <text:p text:style-name="P1">便利 , 1.750442205562206</text:p>
      <text:p text:style-name="P1">、 , 1.7482313988554932</text:p>
      <text:p text:style-name="P1">音楽 , 1.7278715242635314</text:p>
      <text:p text:style-name="P1">♪ , 1.720790682594113</text:p>
      <text:p text:style-name="P1">大好き , 1.7152916899761248</text:p>
      <text:p text:style-name="P1">good , 1.6967690029910814</text:p>
      <text:p text:style-name="P1">嬉しい , 1.6651079571968201</text:p>
      <text:p text:style-name="P1">より , 1.6057637023921167</text:p>
      <text:p text:style-name="P1">綺麗 , 1.5299400518126898</text:p>
      <text:p text:style-name="P1">すばらしい , 1.5281907620334323</text:p>
      <text:p text:style-name="P1">ありがとう , 1.5224164627810532</text:p>
      <text:p text:style-name="P1">文句 , 1.5144752093561606</text:p>
      <text:p text:style-name="P1">世界 , 1.5082964046346972</text:p>
      <text:p text:style-name="P1">なかなか , 1.5052412737401566</text:p>
      <text:p text:style-name="P1">おもしろい , 1.5017871858937326</text:p>
      <text:p text:style-name="P1">さすが , 1.4827157610845116</text:p>
      <text:p text:style-name="P1">でも , 1.4775288910782842</text:p>
      <text:p text:style-name="P1">かっこいい , 1.470743212323548</text:p>
      <text:p text:style-name="P1">曲 , 1.4701979319280745</text:p>
      <text:p text:style-name="P1">お気に入り , 1.4653324712962459</text:p>
      <text:p text:style-name="P1">リアル , 1.4611980949195649</text:p>
      <text:p text:style-name="P1">また , 1.4332626525860888</text:p>
      <text:p text:style-name="P1">簡単 , 1.4190270532244609</text:p>
      <text:p text:style-name="P1">やすい , 1.4090302975525215</text:p>
      <text:p text:style-name="P1">娘 , 1.4030911459531552</text:p>
      <text:p text:style-name="P1">特に , 1.3589843795796865</text:p>
      <text:p text:style-name="P1">思い , 1.3579624640253773</text:p>
      <text:p text:style-name="P1">懐かしい , 1.3484167071581465</text:p>
      <text:p text:style-name="P1">気に入っ , 1.3482035762122595</text:p>
      <text:p text:style-name="P1">気に入り , 1.3372047617844203</text:p>
      <text:p text:style-name="P1">助かり , 1.3263074726255777</text:p>
      <text:p text:style-name="P1">て , 1.32173455462637</text:p>
      <text:p text:style-name="P1">大人 , 1.321378748336686</text:p>
      <text:p text:style-name="P1">できる , 1.318326408639188</text:p>
      <text:p text:style-name="P1">オススメ , 1.2881224710512003</text:p>
      <text:p text:style-name="P1"><text:soft-page-break/>楽しめ , 1.265613580417181</text:p>
      <text:p text:style-name="P1">すごく , 1.2555877006363765</text:p>
      <text:p text:style-name="P1">美しい , 1.2501866242682442</text:p>
      <text:p text:style-name="P1">子供 , 1.2416015405071008</text:p>
      <text:p text:style-name="P1">すごい , 1.2346965578454225</text:p>
      <text:p text:style-name="P1">プレゼント , 1.2326815013235735</text:p>
      <text:p text:style-name="P1">ギター , 1.232656277384276</text:p>
      <text:p text:style-name="P1">楽しく , 1.2240184388825333</text:p>
      <text:p text:style-name="P1">ライブ , 1.2239990342913905</text:p>
      <text:p text:style-name="P1">はまり , 1.218014123310897</text:p>
      <text:p text:style-name="P1">人生 , 1.1898998716728417</text:p>
      <text:p text:style-name="P1">少し , 1.1853555462620238</text:p>
      <text:p text:style-name="P1">ぜひ , 1.1756050827706264</text:p>
      <text:p text:style-name="P1">心 , 1.1752539915576228</text:p>
      <text:p text:style-name="P1">安く , 1.171892738907053</text:p>
      <text:p text:style-name="P1">飽き , 1.1713171534603013</text:p>
      <text:p text:style-name="P1">購入 , 1.1477011062185718</text:p>
      <text:p text:style-name="P1">面白かっ , 1.1460841465600888</text:p>
      <text:p text:style-name="P1">楽しめる , 1.1421754284525547</text:p>
      <text:p text:style-name="P1">喜ん , 1.1397598822823847</text:p>
      <text:p text:style-name="P1">おすすめ , 1.1358271363236738</text:p>
      <text:p text:style-name="P1">探し , 1.132311849854555</text:p>
      <text:p text:style-name="P1">可愛い , 1.1024996834141112</text:p>
      <text:p text:style-name="P1">演奏 , 1.0970662937666296</text:p>
      <text:p text:style-name="P1">, , 1.0932327407257667</text:p>
      <text:p text:style-name="P1">カッコ , 1.0770667003899128</text:p>
      <text:p text:style-name="P1">やすく , 1.0724555164793714</text:p>
      <text:p text:style-name="P1">最適 , 1.046009003493568</text:p>
      <text:p text:style-name="P1">' , 1.0434094976252237</text:p>
      <text:p text:style-name="P1">きれい , 1.0423182301881593</text:p>
      <text:p text:style-name="P1">素敵 , 1.0381748635030255</text:p>
      <text:p text:style-name="P1">楽し , 1.028953593148875</text:p>
      <text:p text:style-name="P1">問題 , 1.0282651274966335</text:p>
      <text:p text:style-name="P1">孫 , 1.0274046888486699</text:p>
      <text:p text:style-name="P1">ある , 1.0226589800088488</text:p>
      <text:p text:style-name="P1">名作 , 1.002196784323262</text:p>
      <text:p text:style-name="P1">若い , 0.9840874584573186</text:p>
      <text:p text:style-name="P1">天才 , 0.9789290382194489</text:p>
      <text:p text:style-name="P1">あっ , 0.9705833488020262</text:p>
      <text:p text:style-name="P1">必須 , 0.9620880360869692</text:p>
      <text:p text:style-name="P1">聞い , 0.95536207733226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5:50:56.468890430</meta:creation-date>
    <dc:date>2021-02-08T16:39:40.162349752</dc:date>
    <meta:editing-duration>PT5M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100" meta:word-count="449" meta:character-count="2324" meta:non-whitespace-character-count="2124"/>
  </office:meta>
</office:document-meta>
</file>